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24-01-03 1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4472" calcext:value-type="float">
            <text:p>48.7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23-01-17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8256" calcext:value-type="float">
            <text:p>47.7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21-03-16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2424" calcext:value-type="float">
            <text:p>45.3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20-01-08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9-01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8-01-10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7-01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6-01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5-01-08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4-01-0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3-01-08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2-01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1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0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2692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